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list-style-name="L1">
      <style:paragraph-properties fo:line-height="150%" fo:text-align="start" style:justify-single-word="false"/>
    </style:style>
    <style:style style:name="P19" style:family="paragraph" style:parent-style-name="Standard" style:list-style-name="L2">
      <style:paragraph-properties fo:line-height="150%" fo:text-align="start" style:justify-single-word="false"/>
    </style:style>
    <style:style style:name="P20"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21"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2"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3"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5"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6"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7"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2"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3" style:family="paragraph" style:parent-style-name="Standard" style:list-style-name="L1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4" style:family="paragraph">
      <style:paragraph-properties fo:text-align="center"/>
    </style:style>
    <style:style style:name="P35" style:family="paragraph">
      <style:paragraph-properties fo:text-align="center"/>
      <style:text-properties fo:font-size="18pt" style:font-size-asian="18pt" style:font-size-complex="18pt"/>
    </style:style>
    <style:style style:name="P36" style:family="paragraph">
      <style:text-properties fo:font-size="40pt" style:font-size-asian="40pt" style:font-size-complex="40pt"/>
    </style:style>
    <style:style style:name="P37"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42193148" text:style-name="L1">
        <text:list-item>
          <text:list>
            <text:list-item>
              <text:p text:style-name="P18">Requirements workflow</text:p>
              <text:list>
                <text:list-item>
                  <text:p text:style-name="P20">Initial Understanding and Glossary</text:p>
                </text:list-item>
                <text:list-item>
                  <text:p text:style-name="P20">Initial Business Model</text:p>
                </text:list-item>
                <text:list-item>
                  <text:p text:style-name="P20">Initial Requirements</text:p>
                </text:list-item>
                <text:list-item>
                  <text:p text:style-name="P20">Detailed Requirements</text:p>
                </text:list-item>
                <text:list-item>
                  <text:p text:style-name="P20">Iterated Use-Case Diagrams and Descriptions</text:p>
                </text:list-item>
              </text:list>
            </text:list-item>
          </text:list>
        </text:list-item>
      </text:list>
      <text:list xml:id="list42193983" text:style-name="L2">
        <text:list-item>
          <text:list>
            <text:list-item>
              <text:p text:style-name="P19">Walkthrough</text:p>
            </text:list-item>
            <text:list-item>
              <text:p text:style-name="P21">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42202491" text:style-name="L3">
        <text:list-item>
          <text:p text:style-name="P22">Navigate the menus; Move the cursor in four directions</text:p>
        </text:list-item>
        <text:list-item>
          <text:p text:style-name="P22">Select a menu item; Swap blocks</text:p>
        </text:list-item>
        <text:list-item>
          <text:p text:style-name="P22">Boost the speed of play</text:p>
        </text:list-item>
        <text:list-item>
          <text:p text:style-name="P22">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79" draw:style-name="gr1" draw:text-style-name="P34" svg:width="6.7886in" svg:height="3.7941in" svg:x="0.0465in" svg:y="0.1043in"><text:p/></draw:rect></text:p>
      <text:p text:style-name="P9"><draw:frame text:anchor-type="paragraph" draw:z-index="86" draw:style-name="gr4" draw:text-style-name="P3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35" svg:width="0.8252in" svg:height="0.2886in" svg:x="0.3929in" svg:y="-0.0799in"><draw:text-box><text:p text:style-name="P34"><text:span text:style-name="T7">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34" svg:x1="0.828in" svg:y1="-0.7681in" svg:x2="0.828in" svg:y2="0.1783in"><text:p/></draw:line></text:p>
      <text:p text:style-name="P9"><draw:line text:anchor-type="paragraph" draw:z-index="83" draw:style-name="gr2" draw:text-style-name="P34" svg:x1="0.828in" svg:y1="-0.8469in" svg:x2="1.4091in" svg:y2="-0.387in"><text:p/></draw:line><draw:line text:anchor-type="paragraph" draw:z-index="84" draw:style-name="gr2" draw:text-style-name="P34" svg:x1="0.3764in" svg:y1="-0.3697in" svg:x2="0.828in" svg:y2="-0.8469in"><text:p/></draw:line></text:p>
      <text:p text:style-name="P9"/>
      <text:p text:style-name="P9"><draw:line text:anchor-type="paragraph" draw:z-index="81" draw:style-name="gr2" draw:text-style-name="P34" svg:x1="0.35in" svg:y1="0.089in" svg:x2="0.828in" svg:y2="-0.6839in"><text:p/></draw:line><draw:line text:anchor-type="paragraph" draw:z-index="82" draw:style-name="gr2" draw:text-style-name="P34"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34" svg:width="6.7886in" svg:height="3.7941in" svg:x="0.0465in" svg:y="0.1465in"><text:p/></draw:rect><draw:line text:anchor-type="paragraph" draw:z-index="90" draw:style-name="gr2" draw:text-style-name="P34" svg:x1="0.828in" svg:y1="1.7866in" svg:x2="0.828in" svg:y2="2.7331in"><text:p/></draw:line><draw:line text:anchor-type="paragraph" draw:z-index="91" draw:style-name="gr2" draw:text-style-name="P34" svg:x1="0.35in" svg:y1="3.5063in" svg:x2="0.828in" svg:y2="2.7335in"><text:p/></draw:line><draw:line text:anchor-type="paragraph" draw:z-index="92" draw:style-name="gr2" draw:text-style-name="P34" svg:x1="1.2969in" svg:y1="3.5232in" svg:x2="0.828in" svg:y2="2.7335in"><text:p/></draw:line><draw:line text:anchor-type="paragraph" draw:z-index="93" draw:style-name="gr2" draw:text-style-name="P34" svg:x1="0.828in" svg:y1="1.9957in" svg:x2="1.4091in" svg:y2="2.4555in"><text:p/></draw:line><draw:line text:anchor-type="paragraph" draw:z-index="94" draw:style-name="gr2" draw:text-style-name="P34" svg:x1="0.3764in" svg:y1="2.4728in" svg:x2="0.828in" svg:y2="1.9957in"><text:p/></draw:line><draw:frame text:anchor-type="paragraph" draw:z-index="95" draw:style-name="gr3" draw:text-style-name="P35" svg:width="0.8252in" svg:height="0.2886in" svg:x="0.3929in" svg:y="0.5374in"><draw:text-box><text:p text:style-name="P34"><text:span text:style-name="T7">User</text:span></text:p></draw:text-box></draw:frame><draw:custom-shape text:anchor-type="paragraph" draw:z-index="96" draw:style-name="gr9" draw:text-style-name="P37" svg:width="1.6669in" svg:height="0.9551in" svg:x="1.9992in" svg:y="2.5075in"><text:p text:style-name="P34"><text:span text:style-name="T9">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34" svg:width="1.0642in" svg:height="1.0425in" svg:x="3.4709in" svg:y="1.7571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3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2" draw:style-name="gr3" draw:text-style-name="P35" svg:width="0.8252in" svg:height="0.2886in" svg:x="0.3929in" svg:y="0.5374in"><draw:text-box><text:p text:style-name="P34"><text:span text:style-name="T7">User</text:span></text:p></draw:text-box></draw:frame><draw:line text:anchor-type="paragraph" draw:z-index="21" draw:style-name="gr2" draw:text-style-name="P34" svg:x1="0.3764in" svg:y1="2.4728in" svg:x2="0.828in" svg:y2="1.9957in"><text:p/></draw:line><draw:line text:anchor-type="paragraph" draw:z-index="20" draw:style-name="gr2" draw:text-style-name="P34" svg:x1="0.828in" svg:y1="1.9957in" svg:x2="1.4091in" svg:y2="2.4555in"><text:p/></draw:line><draw:line text:anchor-type="paragraph" draw:z-index="19" draw:style-name="gr2" draw:text-style-name="P34" svg:x1="1.2969in" svg:y1="3.5232in" svg:x2="0.828in" svg:y2="2.7335in"><text:p/></draw:line><draw:line text:anchor-type="paragraph" draw:z-index="18" draw:style-name="gr2" draw:text-style-name="P34" svg:x1="0.35in" svg:y1="3.5063in" svg:x2="0.828in" svg:y2="2.7335in"><text:p/></draw:line><draw:line text:anchor-type="paragraph" draw:z-index="17" draw:style-name="gr2" draw:text-style-name="P34" svg:x1="0.828in" svg:y1="1.7866in" svg:x2="0.828in" svg:y2="2.7331in"><text:p/></draw:line><draw:rect text:anchor-type="paragraph" draw:z-index="16" draw:style-name="gr1" draw:text-style-name="P34"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1" draw:style-name="gr3" draw:text-style-name="P35" svg:width="0.8252in" svg:height="0.2886in" svg:x="0.3929in" svg:y="0.5374in"><draw:text-box><text:p text:style-name="P34"><text:span text:style-name="T7">User</text:span></text:p></draw:text-box></draw:frame><draw:line text:anchor-type="paragraph" draw:z-index="30" draw:style-name="gr2" draw:text-style-name="P34" svg:x1="0.3764in" svg:y1="2.4728in" svg:x2="0.828in" svg:y2="1.9957in"><text:p/></draw:line><draw:line text:anchor-type="paragraph" draw:z-index="29" draw:style-name="gr2" draw:text-style-name="P34" svg:x1="0.828in" svg:y1="1.9957in" svg:x2="1.4091in" svg:y2="2.4555in"><text:p/></draw:line><draw:line text:anchor-type="paragraph" draw:z-index="28" draw:style-name="gr2" draw:text-style-name="P34" svg:x1="1.2969in" svg:y1="3.5232in" svg:x2="0.828in" svg:y2="2.7335in"><text:p/></draw:line><draw:line text:anchor-type="paragraph" draw:z-index="27" draw:style-name="gr2" draw:text-style-name="P34" svg:x1="0.35in" svg:y1="3.5063in" svg:x2="0.828in" svg:y2="2.7335in"><text:p/></draw:line><draw:line text:anchor-type="paragraph" draw:z-index="26" draw:style-name="gr2" draw:text-style-name="P34" svg:x1="0.828in" svg:y1="1.7866in" svg:x2="0.828in" svg:y2="2.7331in"><text:p/></draw:line><draw:rect text:anchor-type="paragraph" draw:z-index="25" draw:style-name="gr1" draw:text-style-name="P34"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0" draw:style-name="gr3" draw:text-style-name="P35" svg:width="0.8252in" svg:height="0.2886in" svg:x="0.3929in" svg:y="0.5374in"><draw:text-box><text:p text:style-name="P34"><text:span text:style-name="T7">User</text:span></text:p></draw:text-box></draw:frame><draw:line text:anchor-type="paragraph" draw:z-index="39" draw:style-name="gr2" draw:text-style-name="P34" svg:x1="0.3764in" svg:y1="2.4728in" svg:x2="0.828in" svg:y2="1.9957in"><text:p/></draw:line><draw:line text:anchor-type="paragraph" draw:z-index="38" draw:style-name="gr2" draw:text-style-name="P34" svg:x1="0.828in" svg:y1="1.9957in" svg:x2="1.4091in" svg:y2="2.4555in"><text:p/></draw:line><draw:line text:anchor-type="paragraph" draw:z-index="37" draw:style-name="gr2" draw:text-style-name="P34" svg:x1="1.2969in" svg:y1="3.5232in" svg:x2="0.828in" svg:y2="2.7335in"><text:p/></draw:line><draw:line text:anchor-type="paragraph" draw:z-index="36" draw:style-name="gr2" draw:text-style-name="P34" svg:x1="0.35in" svg:y1="3.5063in" svg:x2="0.828in" svg:y2="2.7335in"><text:p/></draw:line><draw:line text:anchor-type="paragraph" draw:z-index="35" draw:style-name="gr2" draw:text-style-name="P34" svg:x1="0.828in" svg:y1="1.7866in" svg:x2="0.828in" svg:y2="2.7331in"><text:p/></draw:line><draw:rect text:anchor-type="paragraph" draw:z-index="34" draw:style-name="gr1" draw:text-style-name="P34"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34" svg:width="1.2071in" svg:height="1.2413in" svg:x="1.3654in" svg:y="1.488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9" draw:style-name="gr3" draw:text-style-name="P35" svg:width="0.8252in" svg:height="0.2886in" svg:x="0.3929in" svg:y="0.5374in"><draw:text-box><text:p text:style-name="P34"><text:span text:style-name="T7">User</text:span></text:p></draw:text-box></draw:frame><draw:line text:anchor-type="paragraph" draw:z-index="48" draw:style-name="gr2" draw:text-style-name="P34" svg:x1="0.3764in" svg:y1="2.4728in" svg:x2="0.828in" svg:y2="1.9957in"><text:p/></draw:line><draw:line text:anchor-type="paragraph" draw:z-index="47" draw:style-name="gr2" draw:text-style-name="P34" svg:x1="0.828in" svg:y1="1.9957in" svg:x2="1.4091in" svg:y2="2.4555in"><text:p/></draw:line><draw:line text:anchor-type="paragraph" draw:z-index="46" draw:style-name="gr2" draw:text-style-name="P34" svg:x1="1.2969in" svg:y1="3.5232in" svg:x2="0.828in" svg:y2="2.7335in"><text:p/></draw:line><draw:line text:anchor-type="paragraph" draw:z-index="45" draw:style-name="gr2" draw:text-style-name="P34" svg:x1="0.35in" svg:y1="3.5063in" svg:x2="0.828in" svg:y2="2.7335in"><text:p/></draw:line><draw:line text:anchor-type="paragraph" draw:z-index="44" draw:style-name="gr2" draw:text-style-name="P34" svg:x1="0.828in" svg:y1="1.7866in" svg:x2="0.828in" svg:y2="2.7331in"><text:p/></draw:line><draw:rect text:anchor-type="paragraph" draw:z-index="43" draw:style-name="gr1" draw:text-style-name="P34"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34" svg:width="6.7886in" svg:height="3.7941in" svg:x="0.0465in" svg:y="0.1465in"><text:p/></draw:rect><draw:line text:anchor-type="paragraph" draw:z-index="59" draw:style-name="gr2" draw:text-style-name="P34" svg:x1="0.828in" svg:y1="1.7866in" svg:x2="0.828in" svg:y2="2.7331in"><text:p/></draw:line><draw:line text:anchor-type="paragraph" draw:z-index="60" draw:style-name="gr2" draw:text-style-name="P34" svg:x1="0.35in" svg:y1="3.5063in" svg:x2="0.828in" svg:y2="2.7335in"><text:p/></draw:line><draw:line text:anchor-type="paragraph" draw:z-index="61" draw:style-name="gr2" draw:text-style-name="P34" svg:x1="1.2969in" svg:y1="3.5232in" svg:x2="0.828in" svg:y2="2.7335in"><text:p/></draw:line><draw:line text:anchor-type="paragraph" draw:z-index="62" draw:style-name="gr2" draw:text-style-name="P34" svg:x1="0.828in" svg:y1="1.9957in" svg:x2="1.4091in" svg:y2="2.4555in"><text:p/></draw:line><draw:line text:anchor-type="paragraph" draw:z-index="63" draw:style-name="gr2" draw:text-style-name="P34" svg:x1="0.3764in" svg:y1="2.4728in" svg:x2="0.828in" svg:y2="1.9957in"><text:p/></draw:line><draw:frame text:anchor-type="paragraph" draw:z-index="64" draw:style-name="gr3" draw:text-style-name="P35" svg:width="0.8252in" svg:height="0.2886in" svg:x="0.3929in" svg:y="0.5374in"><draw:text-box><text:p text:style-name="P34"><text:span text:style-name="T7">User</text:span></text:p></draw:text-box></draw:frame><draw:frame text:anchor-type="paragraph" draw:z-index="65"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3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35" svg:width="0.8252in" svg:height="0.2886in" svg:x="0.3929in" svg:y="0.5374in"><draw:text-box><text:p text:style-name="P34"><text:span text:style-name="T7">User</text:span></text:p></draw:text-box></draw:frame><draw:line text:anchor-type="paragraph" draw:z-index="74" draw:style-name="gr2" draw:text-style-name="P34" svg:x1="0.3764in" svg:y1="2.4728in" svg:x2="0.828in" svg:y2="1.9957in"><text:p/></draw:line><draw:line text:anchor-type="paragraph" draw:z-index="73" draw:style-name="gr2" draw:text-style-name="P34" svg:x1="0.828in" svg:y1="1.9957in" svg:x2="1.4091in" svg:y2="2.4555in"><text:p/></draw:line><draw:line text:anchor-type="paragraph" draw:z-index="72" draw:style-name="gr2" draw:text-style-name="P34" svg:x1="1.2969in" svg:y1="3.5232in" svg:x2="0.828in" svg:y2="2.7335in"><text:p/></draw:line><draw:line text:anchor-type="paragraph" draw:z-index="71" draw:style-name="gr2" draw:text-style-name="P34" svg:x1="0.35in" svg:y1="3.5063in" svg:x2="0.828in" svg:y2="2.7335in"><text:p/></draw:line><draw:line text:anchor-type="paragraph" draw:z-index="70" draw:style-name="gr2" draw:text-style-name="P34" svg:x1="0.828in" svg:y1="1.7866in" svg:x2="0.828in" svg:y2="2.7331in"><text:p/></draw:line><draw:rect text:anchor-type="paragraph" draw:z-index="69" draw:style-name="gr1" draw:text-style-name="P34"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34" svg:x1="0.828in" svg:y1="1.7866in" svg:x2="0.828in" svg:y2="2.7331in"><text:p/></draw:line><draw:line text:anchor-type="paragraph" draw:z-index="124" draw:style-name="gr2" draw:text-style-name="P34" svg:x1="0.35in" svg:y1="3.5063in" svg:x2="0.828in" svg:y2="2.7335in"><text:p/></draw:line><draw:line text:anchor-type="paragraph" draw:z-index="125" draw:style-name="gr2" draw:text-style-name="P34" svg:x1="1.2969in" svg:y1="3.5232in" svg:x2="0.828in" svg:y2="2.7335in"><text:p/></draw:line><draw:line text:anchor-type="paragraph" draw:z-index="126" draw:style-name="gr2" draw:text-style-name="P34" svg:x1="0.828in" svg:y1="1.9957in" svg:x2="1.4091in" svg:y2="2.4555in"><text:p/></draw:line><draw:line text:anchor-type="paragraph" draw:z-index="127" draw:style-name="gr2" draw:text-style-name="P34" svg:x1="0.3764in" svg:y1="2.4728in" svg:x2="0.828in" svg:y2="1.9957in"><text:p/></draw:line><draw:frame text:anchor-type="paragraph" draw:z-index="128" draw:style-name="gr3" draw:text-style-name="P35" svg:width="0.8252in" svg:height="0.2886in" svg:x="0.3929in" svg:y="0.5374in"><draw:text-box><text:p text:style-name="P34"><text:span text:style-name="T7">User</text:span></text:p></draw:text-box></draw:frame><draw:rect text:anchor-type="paragraph" draw:z-index="122" draw:style-name="gr1" draw:text-style-name="P34"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34" svg:width="6.7886in" svg:height="3.7941in" svg:x="0.0465in" svg:y="0.1465in"><text:p/></draw:rect><draw:line text:anchor-type="paragraph" draw:z-index="110" draw:style-name="gr2" draw:text-style-name="P34" svg:x1="0.828in" svg:y1="1.7866in" svg:x2="0.828in" svg:y2="2.7331in"><text:p/></draw:line><draw:line text:anchor-type="paragraph" draw:z-index="111" draw:style-name="gr2" draw:text-style-name="P34" svg:x1="0.35in" svg:y1="3.5063in" svg:x2="0.828in" svg:y2="2.7335in"><text:p/></draw:line><draw:line text:anchor-type="paragraph" draw:z-index="112" draw:style-name="gr2" draw:text-style-name="P34" svg:x1="1.2969in" svg:y1="3.5232in" svg:x2="0.828in" svg:y2="2.7335in"><text:p/></draw:line><draw:line text:anchor-type="paragraph" draw:z-index="113" draw:style-name="gr2" draw:text-style-name="P34" svg:x1="0.828in" svg:y1="1.9957in" svg:x2="1.4091in" svg:y2="2.4555in"><text:p/></draw:line><draw:line text:anchor-type="paragraph" draw:z-index="114" draw:style-name="gr2" draw:text-style-name="P34" svg:x1="0.3764in" svg:y1="2.4728in" svg:x2="0.828in" svg:y2="1.9957in"><text:p/></draw:line><draw:frame text:anchor-type="paragraph" draw:z-index="115" draw:style-name="gr3" draw:text-style-name="P35" svg:width="0.8252in" svg:height="0.2886in" svg:x="0.3929in" svg:y="0.5374in"><draw:text-box><text:p text:style-name="P34"><text:span text:style-name="T7">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1.3 Initial Requirements</text:p>
      <text:p text:style-name="P9">Use-Case 1: User runs the executable</text:p>
      <text:p text:style-name="P9"><draw:rect text:anchor-type="paragraph" draw:z-index="198" draw:style-name="gr1" draw:text-style-name="P34" svg:width="6.7886in" svg:height="3.7941in" svg:x="0.0465in" svg:y="0.1043in"><text:p/></draw:rect></text:p>
      <text:p text:style-name="P9"><draw:frame text:anchor-type="paragraph" draw:z-index="205" draw:style-name="gr4" draw:text-style-name="P3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35" svg:width="0.8252in" svg:height="0.2886in" svg:x="0.3929in" svg:y="-0.0799in"><draw:text-box><text:p text:style-name="P34"><text:span text:style-name="T7">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34" svg:x1="0.828in" svg:y1="-0.7681in" svg:x2="0.828in" svg:y2="0.1783in"><text:p/></draw:line></text:p>
      <text:p text:style-name="P9"><draw:line text:anchor-type="paragraph" draw:z-index="202" draw:style-name="gr2" draw:text-style-name="P34" svg:x1="0.828in" svg:y1="-0.8469in" svg:x2="1.4091in" svg:y2="-0.387in"><text:p/></draw:line><draw:line text:anchor-type="paragraph" draw:z-index="203" draw:style-name="gr2" draw:text-style-name="P34" svg:x1="0.3764in" svg:y1="-0.3697in" svg:x2="0.828in" svg:y2="-0.8469in"><text:p/></draw:line></text:p>
      <text:p text:style-name="P9"/>
      <text:p text:style-name="P9"><draw:line text:anchor-type="paragraph" draw:z-index="200" draw:style-name="gr2" draw:text-style-name="P34" svg:x1="0.35in" svg:y1="0.089in" svg:x2="0.828in" svg:y2="-0.6839in"><text:p/></draw:line><draw:line text:anchor-type="paragraph" draw:z-index="201" draw:style-name="gr2" draw:text-style-name="P34" svg:x1="1.2969in" svg:y1="0.1059in" svg:x2="0.828in" svg:y2="-0.6839in"><text:p/></draw:line></text:p>
      <text:p text:style-name="P9"/>
      <text:p text:style-name="P9">Step-By-Step Description: </text:p>
      <text:list xml:id="list42687273" text:style-name="L4">
        <text:list-item>
          <text:p text:style-name="P24">Run the executable program</text:p>
        </text:list-item>
        <text:list-item>
          <text:p text:style-name="P24">Configuration file is loaded. (load sane defaults if no config file)</text:p>
        </text:list-item>
        <text:list-item>
          <text:p text:style-name="P24">initialize menu objects</text:p>
        </text:list-item>
        <text:list-item>
          <text:p text:style-name="P24">load resources for main menu</text:p>
        </text:list-item>
        <text:list-item>
          <text:p text:style-name="P24">Change game state to Menu</text:p>
        </text:list-item>
        <text:list-item>
          <text:p text:style-name="P24">Current menu is set to MainMenu</text:p>
        </text:list-item>
        <text:list-item>
          <text:p text:style-name="P24">Display the menu buttons</text:p>
        </text:list-item>
        <text:list-item>
          <text:p text:style-name="P24">Accept Input</text:p>
        </text:list-item>
        <text:list-item>
          <text:p text:style-name="P24">Handle Input</text:p>
        </text:list-item>
      </text:list>
      <text:p text:style-name="P9"/>
      <text:p text:style-name="P9"/>
      <text:p text:style-name="P9"/>
      <text:p text:style-name="P9"/>
      <text:p text:style-name="P9"/>
      <text:p text:style-name="P9"><text:soft-page-break/></text:p>
      <text:p text:style-name="P9">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34" svg:width="6.7886in" svg:height="3.7941in" svg:x="0.0465in" svg:y="0.1465in"><text:p/></draw:rect><draw:line text:anchor-type="paragraph" draw:z-index="209" draw:style-name="gr2" draw:text-style-name="P34" svg:x1="0.828in" svg:y1="1.7866in" svg:x2="0.828in" svg:y2="2.7331in"><text:p/></draw:line><draw:line text:anchor-type="paragraph" draw:z-index="210" draw:style-name="gr2" draw:text-style-name="P34" svg:x1="0.35in" svg:y1="3.5063in" svg:x2="0.828in" svg:y2="2.7335in"><text:p/></draw:line><draw:line text:anchor-type="paragraph" draw:z-index="211" draw:style-name="gr2" draw:text-style-name="P34" svg:x1="1.2969in" svg:y1="3.5232in" svg:x2="0.828in" svg:y2="2.7335in"><text:p/></draw:line><draw:line text:anchor-type="paragraph" draw:z-index="212" draw:style-name="gr2" draw:text-style-name="P34" svg:x1="0.828in" svg:y1="1.9957in" svg:x2="1.4091in" svg:y2="2.4555in"><text:p/></draw:line><draw:line text:anchor-type="paragraph" draw:z-index="213" draw:style-name="gr2" draw:text-style-name="P34" svg:x1="0.3764in" svg:y1="2.4728in" svg:x2="0.828in" svg:y2="1.9957in"><text:p/></draw:line><draw:frame text:anchor-type="paragraph" draw:z-index="214" draw:style-name="gr3" draw:text-style-name="P35" svg:width="0.8252in" svg:height="0.2886in" svg:x="0.3929in" svg:y="0.5374in"><draw:text-box><text:p text:style-name="P34"><text:span text:style-name="T7">User</text:span></text:p></draw:text-box></draw:frame><draw:custom-shape text:anchor-type="paragraph" draw:z-index="215" draw:style-name="gr9" draw:text-style-name="P37" svg:width="1.6669in" svg:height="0.9551in" svg:x="1.9992in" svg:y="2.5075in"><text:p text:style-name="P34"><text:span text:style-name="T9">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34" svg:width="1.0642in" svg:height="1.0425in" svg:x="3.4709in" svg:y="1.7571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42688899" text:style-name="L5">
        <text:list-item>
          <text:p text:style-name="P25">User activates a registered key binding</text:p>
        </text:list-item>
        <text:list-item>
          <text:p text:style-name="P25">Current context passes it to the Input interface.</text:p>
        </text:list-item>
        <text:list-item>
          <text:p text:style-name="P25">Input interface convert it to a generic key binding</text:p>
        </text:list-item>
        <text:list-item>
          <text:p text:style-name="P25">Handle action via the registered callback function</text:p>
        </text:list-item>
      </text:list>
      <text:p text:style-name="P9"/>
      <text:p text:style-name="P9"/>
      <text:p text:style-name="P9"/>
      <text:p text:style-name="P9"/>
      <text:p text:style-name="P9"/>
      <text:p text:style-name="P9"><text:soft-page-break/></text:p>
      <text:p text:style-name="P9">Use-Case 3: User selects Play</text:p>
      <text:p text:style-name="P9"><draw:rect text:anchor-type="paragraph" draw:z-index="135" draw:style-name="gr1" draw:text-style-name="P34" svg:width="6.7886in" svg:height="3.7941in" svg:x="0.0465in" svg:y="0.1465in"><text:p/></draw:rect><draw:line text:anchor-type="paragraph" draw:z-index="136" draw:style-name="gr2" draw:text-style-name="P34" svg:x1="0.828in" svg:y1="1.7866in" svg:x2="0.828in" svg:y2="2.7331in"><text:p/></draw:line><draw:line text:anchor-type="paragraph" draw:z-index="137" draw:style-name="gr2" draw:text-style-name="P34" svg:x1="0.35in" svg:y1="3.5063in" svg:x2="0.828in" svg:y2="2.7335in"><text:p/></draw:line><draw:line text:anchor-type="paragraph" draw:z-index="138" draw:style-name="gr2" draw:text-style-name="P34" svg:x1="1.2969in" svg:y1="3.5232in" svg:x2="0.828in" svg:y2="2.7335in"><text:p/></draw:line><draw:line text:anchor-type="paragraph" draw:z-index="139" draw:style-name="gr2" draw:text-style-name="P34" svg:x1="0.828in" svg:y1="1.9957in" svg:x2="1.4091in" svg:y2="2.4555in"><text:p/></draw:line><draw:line text:anchor-type="paragraph" draw:z-index="140" draw:style-name="gr2" draw:text-style-name="P34" svg:x1="0.3764in" svg:y1="2.4728in" svg:x2="0.828in" svg:y2="1.9957in"><text:p/></draw:line><draw:frame text:anchor-type="paragraph" draw:z-index="141" draw:style-name="gr3" draw:text-style-name="P35" svg:width="0.8252in" svg:height="0.2886in" svg:x="0.3929in" svg:y="0.5374in"><draw:text-box><text:p text:style-name="P34"><text:span text:style-name="T7">User</text:span></text:p></draw:text-box></draw:frame><draw:frame text:anchor-type="paragraph" draw:z-index="142"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43" draw:style-name="gr5" draw:text-style-name="P3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42720355" text:style-name="L6">
        <text:list-item>
          <text:p text:style-name="P26">User selects Play</text:p>
        </text:list-item>
        <text:list-item>
          <text:p text:style-name="P26">Input interface handles action via callback for Play</text:p>
        </text:list-item>
        <text:list-item>
          <text:p text:style-name="P26">Callback function sets game state to Play</text:p>
        </text:list-item>
        <text:list-item>
          <text:p text:style-name="P26">Game state is changed to Play</text:p>
        </text:list-item>
        <text:list-item>
          <text:p text:style-name="P26">Initialized Game objects</text:p>
        </text:list-item>
        <text:list-item>
          <text:p text:style-name="P26">Load resources for game objects</text:p>
        </text:list-item>
        <text:list-item>
          <text:p text:style-name="P26">Begin a countdown</text:p>
        </text:list-item>
        <text:list-item>
          <text:p text:style-name="P26">Start the game</text:p>
        </text:list-item>
      </text:list>
      <text:p text:style-name="P9"/>
      <text:p text:style-name="P9"/>
      <text:p text:style-name="P9"/>
      <text:p text:style-name="P9"/>
      <text:p text:style-name="P9"/>
      <text:p text:style-name="P9"><text:soft-page-break/>Use-case 4: User selects Settings</text:p>
      <text:p text:style-name="P9"><draw:rect text:anchor-type="paragraph" draw:z-index="144" draw:style-name="gr1" draw:text-style-name="P34" svg:width="6.7886in" svg:height="3.7941in" svg:x="0.0465in" svg:y="0.1465in"><text:p/></draw:rect><draw:line text:anchor-type="paragraph" draw:z-index="145" draw:style-name="gr2" draw:text-style-name="P34" svg:x1="0.828in" svg:y1="1.7866in" svg:x2="0.828in" svg:y2="2.7331in"><text:p/></draw:line><draw:line text:anchor-type="paragraph" draw:z-index="146" draw:style-name="gr2" draw:text-style-name="P34" svg:x1="0.35in" svg:y1="3.5063in" svg:x2="0.828in" svg:y2="2.7335in"><text:p/></draw:line><draw:line text:anchor-type="paragraph" draw:z-index="147" draw:style-name="gr2" draw:text-style-name="P34" svg:x1="1.2969in" svg:y1="3.5232in" svg:x2="0.828in" svg:y2="2.7335in"><text:p/></draw:line><draw:line text:anchor-type="paragraph" draw:z-index="148" draw:style-name="gr2" draw:text-style-name="P34" svg:x1="0.828in" svg:y1="1.9957in" svg:x2="1.4091in" svg:y2="2.4555in"><text:p/></draw:line><draw:line text:anchor-type="paragraph" draw:z-index="149" draw:style-name="gr2" draw:text-style-name="P34" svg:x1="0.3764in" svg:y1="2.4728in" svg:x2="0.828in" svg:y2="1.9957in"><text:p/></draw:line><draw:frame text:anchor-type="paragraph" draw:z-index="150" draw:style-name="gr3" draw:text-style-name="P35" svg:width="0.8252in" svg:height="0.2886in" svg:x="0.3929in" svg:y="0.5374in"><draw:text-box><text:p text:style-name="P34"><text:span text:style-name="T7">User</text:span></text:p></draw:text-box></draw:frame><draw:frame text:anchor-type="paragraph" draw:z-index="151"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text:p>
      <text:list xml:id="list43145094" text:style-name="L7">
        <text:list-item>
          <text:p text:style-name="P27">User selects Settings</text:p>
        </text:list-item>
        <text:list-item>
          <text:p text:style-name="P27">CurrentMenu is set to Settings</text:p>
        </text:list-item>
        <text:list-item>
          <text:p text:style-name="P27">Settings menu objects are initialized </text:p>
        </text:list-item>
        <text:list-item>
          <text:p text:style-name="P27">Settings menu resources are loaded</text:p>
        </text:list-item>
        <text:list-item>
          <text:p text:style-name="P27">Control passed to the user</text:p>
        </text:list-item>
        <text:list-item>
          <text:p text:style-name="P27">User clicks Save to save settings to configuration file</text:p>
        </text:list-item>
        <text:list-item>
          <text:p text:style-name="P27">User clicks Back to go back to main menu</text:p>
          <text:p text:style-name="P27"/>
        </text:list-item>
      </text:list>
      <text:p text:style-name="P9"/>
      <text:p text:style-name="P9"/>
      <text:p text:style-name="P9"/>
      <text:p text:style-name="P9"/>
      <text:p text:style-name="P9"/>
      <text:p text:style-name="P9"/>
      <text:p text:style-name="P9"><text:soft-page-break/>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34" svg:width="6.7886in" svg:height="3.7941in" svg:x="0.0465in" svg:y="0.1465in"><text:p/></draw:rect><draw:line text:anchor-type="paragraph" draw:z-index="154" draw:style-name="gr2" draw:text-style-name="P34" svg:x1="0.828in" svg:y1="1.7866in" svg:x2="0.828in" svg:y2="2.7331in"><text:p/></draw:line><draw:line text:anchor-type="paragraph" draw:z-index="155" draw:style-name="gr2" draw:text-style-name="P34" svg:x1="0.35in" svg:y1="3.5063in" svg:x2="0.828in" svg:y2="2.7335in"><text:p/></draw:line><draw:line text:anchor-type="paragraph" draw:z-index="156" draw:style-name="gr2" draw:text-style-name="P34" svg:x1="1.2969in" svg:y1="3.5232in" svg:x2="0.828in" svg:y2="2.7335in"><text:p/></draw:line><draw:line text:anchor-type="paragraph" draw:z-index="157" draw:style-name="gr2" draw:text-style-name="P34" svg:x1="0.828in" svg:y1="1.9957in" svg:x2="1.4091in" svg:y2="2.4555in"><text:p/></draw:line><draw:line text:anchor-type="paragraph" draw:z-index="158" draw:style-name="gr2" draw:text-style-name="P34" svg:x1="0.3764in" svg:y1="2.4728in" svg:x2="0.828in" svg:y2="1.9957in"><text:p/></draw:line><draw:frame text:anchor-type="paragraph" draw:z-index="159" draw:style-name="gr3" draw:text-style-name="P35" svg:width="0.8252in" svg:height="0.2886in" svg:x="0.3929in" svg:y="0.5374in"><draw:text-box><text:p text:style-name="P34"><text:span text:style-name="T7">User</text:span></text:p></draw:text-box></draw:frame><draw:frame text:anchor-type="paragraph" draw:z-index="160"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text:p>
      <text:list xml:id="list43177011" text:style-name="L8">
        <text:list-item>
          <text:p text:style-name="P28">User selects Help</text:p>
        </text:list-item>
        <text:list-item>
          <text:p text:style-name="P28">CurrentMenu is set to Help</text:p>
        </text:list-item>
        <text:list-item>
          <text:p text:style-name="P28">Objects are initialized</text:p>
        </text:list-item>
        <text:list-item>
          <text:p text:style-name="P28">Resources are loaded</text:p>
        </text:list-item>
        <text:list-item>
          <text:p text:style-name="P28">Small tutorial is displayed, aided with text and graphics</text:p>
        </text:list-item>
        <text:list-item>
          <text:p text:style-name="P28">User can click Back to go to main menu</text:p>
        </text:list-item>
      </text:list>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34" svg:width="6.7886in" svg:height="3.7941in" svg:x="0.0465in" svg:y="0.1465in"><text:p/></draw:rect><draw:line text:anchor-type="paragraph" draw:z-index="163" draw:style-name="gr2" draw:text-style-name="P34" svg:x1="0.828in" svg:y1="1.7866in" svg:x2="0.828in" svg:y2="2.7331in"><text:p/></draw:line><draw:line text:anchor-type="paragraph" draw:z-index="164" draw:style-name="gr2" draw:text-style-name="P34" svg:x1="0.35in" svg:y1="3.5063in" svg:x2="0.828in" svg:y2="2.7335in"><text:p/></draw:line><draw:line text:anchor-type="paragraph" draw:z-index="165" draw:style-name="gr2" draw:text-style-name="P34" svg:x1="1.2969in" svg:y1="3.5232in" svg:x2="0.828in" svg:y2="2.7335in"><text:p/></draw:line><draw:line text:anchor-type="paragraph" draw:z-index="166" draw:style-name="gr2" draw:text-style-name="P34" svg:x1="0.828in" svg:y1="1.9957in" svg:x2="1.4091in" svg:y2="2.4555in"><text:p/></draw:line><draw:line text:anchor-type="paragraph" draw:z-index="167" draw:style-name="gr2" draw:text-style-name="P34" svg:x1="0.3764in" svg:y1="2.4728in" svg:x2="0.828in" svg:y2="1.9957in"><text:p/></draw:line><draw:frame text:anchor-type="paragraph" draw:z-index="168" draw:style-name="gr3" draw:text-style-name="P35" svg:width="0.8252in" svg:height="0.2886in" svg:x="0.3929in" svg:y="0.5374in"><draw:text-box><text:p text:style-name="P34"><text:span text:style-name="T7">User</text:span></text:p></draw:text-box></draw:frame><draw:frame text:anchor-type="paragraph" draw:z-index="169"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72" draw:style-name="gr7" draw:text-style-name="P34" svg:width="1.2071in" svg:height="1.2413in" svg:x="1.3654in" svg:y="1.488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text:s/>Step-By-Step Description: </text:p>
      <text:list xml:id="list43204968" text:style-name="L9">
        <text:list-item>
          <text:p text:style-name="P29">User selects About</text:p>
        </text:list-item>
        <text:list-item>
          <text:p text:style-name="P29">CurrentMenu is set to About</text:p>
        </text:list-item>
        <text:list-item>
          <text:p text:style-name="P29">Objects are initialized</text:p>
        </text:list-item>
        <text:list-item>
          <text:p text:style-name="P29">Resources are loaded</text:p>
        </text:list-item>
        <text:list-item>
          <text:p text:style-name="P29">Brief description of game, licensing/copywrite info, and credits are displayed</text:p>
        </text:list-item>
        <text:list-item>
          <text:p text:style-name="P29">User can click Back to go to main menu</text:p>
        </text:list-item>
      </text:list>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34" svg:width="6.7886in" svg:height="3.7941in" svg:x="0.0465in" svg:y="0.1465in"><text:p/></draw:rect><draw:line text:anchor-type="paragraph" draw:z-index="178" draw:style-name="gr2" draw:text-style-name="P34" svg:x1="0.828in" svg:y1="1.7866in" svg:x2="0.828in" svg:y2="2.7331in"><text:p/></draw:line><draw:line text:anchor-type="paragraph" draw:z-index="179" draw:style-name="gr2" draw:text-style-name="P34" svg:x1="0.35in" svg:y1="3.5063in" svg:x2="0.828in" svg:y2="2.7335in"><text:p/></draw:line><draw:line text:anchor-type="paragraph" draw:z-index="180" draw:style-name="gr2" draw:text-style-name="P34" svg:x1="1.2969in" svg:y1="3.5232in" svg:x2="0.828in" svg:y2="2.7335in"><text:p/></draw:line><draw:line text:anchor-type="paragraph" draw:z-index="181" draw:style-name="gr2" draw:text-style-name="P34" svg:x1="0.828in" svg:y1="1.9957in" svg:x2="1.4091in" svg:y2="2.4555in"><text:p/></draw:line><draw:line text:anchor-type="paragraph" draw:z-index="182" draw:style-name="gr2" draw:text-style-name="P34" svg:x1="0.3764in" svg:y1="2.4728in" svg:x2="0.828in" svg:y2="1.9957in"><text:p/></draw:line><draw:frame text:anchor-type="paragraph" draw:z-index="183" draw:style-name="gr3" draw:text-style-name="P35" svg:width="0.8252in" svg:height="0.2886in" svg:x="0.3929in" svg:y="0.5374in"><draw:text-box><text:p text:style-name="P34"><text:span text:style-name="T7">User</text:span></text:p></draw:text-box></draw:frame><draw:frame text:anchor-type="paragraph" draw:z-index="184" draw:style-name="gr4" draw:text-style-name="P3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186" draw:style-name="gr8" svg:width="0.9807in" svg:height="0.287in" svg:x="5.689in" svg:y="0.4244in"><draw:text-box><text:p>Main Menu</text:p></draw:text-box></draw:frame></text:p>
      <text:p text:style-name="P9"/>
      <text:p text:style-name="P9"/>
      <text:p text:style-name="P9"><draw:custom-shape text:anchor-type="paragraph" draw:z-index="185" draw:style-name="gr7" draw:text-style-name="P3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text:p>
      <text:list xml:id="list43224936" text:style-name="L10">
        <text:list-item>
          <text:p text:style-name="P30">User selects Quit</text:p>
        </text:list-item>
        <text:list-item>
          <text:p text:style-name="P30">Prompt user, asking if they are sure (if time permits)</text:p>
        </text:list-item>
        <text:list-item>
          <text:p text:style-name="P30">Free objects and resources</text:p>
        </text:list-item>
        <text:list-item>
          <text:p text:style-name="P30">Exit the program</text:p>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34" svg:width="6.7886in" svg:height="3.7941in" svg:x="0.0465in" svg:y="0.1465in"><text:p/></draw:rect><draw:line text:anchor-type="paragraph" draw:z-index="189" draw:style-name="gr2" draw:text-style-name="P34" svg:x1="0.828in" svg:y1="1.7866in" svg:x2="0.828in" svg:y2="2.7331in"><text:p/></draw:line><draw:line text:anchor-type="paragraph" draw:z-index="190" draw:style-name="gr2" draw:text-style-name="P34" svg:x1="0.35in" svg:y1="3.5063in" svg:x2="0.828in" svg:y2="2.7335in"><text:p/></draw:line><draw:line text:anchor-type="paragraph" draw:z-index="191" draw:style-name="gr2" draw:text-style-name="P34" svg:x1="1.2969in" svg:y1="3.5232in" svg:x2="0.828in" svg:y2="2.7335in"><text:p/></draw:line><draw:line text:anchor-type="paragraph" draw:z-index="192" draw:style-name="gr2" draw:text-style-name="P34" svg:x1="0.828in" svg:y1="1.9957in" svg:x2="1.4091in" svg:y2="2.4555in"><text:p/></draw:line><draw:line text:anchor-type="paragraph" draw:z-index="193" draw:style-name="gr2" draw:text-style-name="P34" svg:x1="0.3764in" svg:y1="2.4728in" svg:x2="0.828in" svg:y2="1.9957in"><text:p/></draw:line><draw:frame text:anchor-type="paragraph" draw:z-index="194" draw:style-name="gr3" draw:text-style-name="P35" svg:width="0.8252in" svg:height="0.2886in" svg:x="0.3929in" svg:y="0.5374in"><draw:text-box><text:p text:style-name="P34"><text:span text:style-name="T7">User</text:span></text:p></draw:text-box></draw:frame></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text:p>
      <text:list xml:id="list43220132" text:style-name="L11">
        <text:list-item>
          <text:p text:style-name="P31">Check boundaries: Make sure cursor does not leave the game area</text:p>
        </text:list-item>
        <text:list-item>
          <text:p text:style-name="P31">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34" svg:width="6.7886in" svg:height="3.7941in" svg:x="0.0465in" svg:y="0.1465in"><text:p/></draw:rect><draw:line text:anchor-type="paragraph" draw:z-index="242" draw:style-name="gr2" draw:text-style-name="P34" svg:x1="0.828in" svg:y1="1.7866in" svg:x2="0.828in" svg:y2="2.7331in"><text:p/></draw:line><draw:line text:anchor-type="paragraph" draw:z-index="243" draw:style-name="gr2" draw:text-style-name="P34" svg:x1="0.35in" svg:y1="3.5063in" svg:x2="0.828in" svg:y2="2.7335in"><text:p/></draw:line><draw:line text:anchor-type="paragraph" draw:z-index="244" draw:style-name="gr2" draw:text-style-name="P34" svg:x1="1.2969in" svg:y1="3.5232in" svg:x2="0.828in" svg:y2="2.7335in"><text:p/></draw:line><draw:line text:anchor-type="paragraph" draw:z-index="245" draw:style-name="gr2" draw:text-style-name="P34" svg:x1="0.828in" svg:y1="1.9957in" svg:x2="1.4091in" svg:y2="2.4555in"><text:p/></draw:line><draw:line text:anchor-type="paragraph" draw:z-index="246" draw:style-name="gr2" draw:text-style-name="P34" svg:x1="0.3764in" svg:y1="2.4728in" svg:x2="0.828in" svg:y2="1.9957in"><text:p/></draw:line><draw:frame text:anchor-type="paragraph" draw:z-index="247" draw:style-name="gr3" draw:text-style-name="P35" svg:width="0.8252in" svg:height="0.2886in" svg:x="0.3929in" svg:y="0.5374in"><draw:text-box><text:p text:style-name="P34"><text:span text:style-name="T7">User</text:span></text:p></draw:text-box></draw:frame></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text:s/>Step-By-Step Description: </text:p>
      <text:list xml:id="list43252615" text:style-name="L12">
        <text:list-item>
          <text:p text:style-name="P32">Swap the positions of the blocks in the Grid data structure</text:p>
        </text:list-item>
        <text:list-item>
          <text:p text:style-name="P32">Detect possible new combos</text:p>
        </text:list-item>
        <text:list-item>
          <text:p text:style-name="P32">Detect possible new falling stat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34" svg:width="6.7886in" svg:height="3.7941in" svg:x="0.0465in" svg:y="0.1465in"><text:p/></draw:rect><draw:line text:anchor-type="paragraph" draw:z-index="229" draw:style-name="gr2" draw:text-style-name="P34" svg:x1="0.828in" svg:y1="1.7866in" svg:x2="0.828in" svg:y2="2.7331in"><text:p/></draw:line><draw:line text:anchor-type="paragraph" draw:z-index="230" draw:style-name="gr2" draw:text-style-name="P34" svg:x1="0.35in" svg:y1="3.5063in" svg:x2="0.828in" svg:y2="2.7335in"><text:p/></draw:line><draw:line text:anchor-type="paragraph" draw:z-index="231" draw:style-name="gr2" draw:text-style-name="P34" svg:x1="1.2969in" svg:y1="3.5232in" svg:x2="0.828in" svg:y2="2.7335in"><text:p/></draw:line><draw:line text:anchor-type="paragraph" draw:z-index="232" draw:style-name="gr2" draw:text-style-name="P34" svg:x1="0.828in" svg:y1="1.9957in" svg:x2="1.4091in" svg:y2="2.4555in"><text:p/></draw:line><draw:line text:anchor-type="paragraph" draw:z-index="233" draw:style-name="gr2" draw:text-style-name="P34" svg:x1="0.3764in" svg:y1="2.4728in" svg:x2="0.828in" svg:y2="1.9957in"><text:p/></draw:line><draw:frame text:anchor-type="paragraph" draw:z-index="234" draw:style-name="gr3" draw:text-style-name="P35" svg:width="0.8252in" svg:height="0.2886in" svg:x="0.3929in" svg:y="0.5374in"><draw:text-box><text:p text:style-name="P34"><text:span text:style-name="T7">User</text:span></text:p></draw:text-box></draw:frame></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text:p>
      <text:list xml:id="list43242680" text:style-name="L13">
        <text:list-item>
          <text:p text:style-name="P33">Calculate the interval that the combo must last, based on the number of blocks broken</text:p>
        </text:list-item>
        <text:list-item>
          <text:p text:style-name="P33">Set the Blocks being broken to a Combo state</text:p>
        </text:list-item>
        <text:list-item>
          <text:p text:style-name="P33">Set the Grid to a Combo state</text:p>
        </text:list-item>
        <text:list-item>
          <text:p text:style-name="P33">Break the blocks after the interval elapses</text:p>
        </text:list-item>
        <text:list-item>
          <text:p text:style-name="P33">Set blocks above the broken combo (if any) to a Falling state</text:p>
        </text:list-item>
        <text:list-item>
          <text:p text:style-name="P33">Detect Combos on newly fallen bloc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2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23:14:30.03</dc:date>
    <meta:editing-duration>PT7H26M28S</meta:editing-duration>
    <meta:editing-cycles>106</meta:editing-cycles>
    <meta:generator>LibreOffice/3.4$Win32 LibreOffice_project/340m1$Build-302</meta:generator>
    <meta:document-statistic meta:table-count="0" meta:image-count="46" meta:object-count="0" meta:page-count="28" meta:paragraph-count="159" meta:word-count="1922" meta:character-count="11320" meta:non-whitespace-character-count="9599"/>
  </office:meta>
</office:document-meta>
</file>